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cord = LOAD './input.txt';</text:p>
      <text:p text:style-name="Standard">STORE record INTO 'out';</text:p>
      <text:p text:style-name="Standard"/>
      <text:p text:style-name="Standard"/>
      <text:p text:style-name="Standard">data = LOAD './input.txt' USING PigStorage();</text:p>
      <text:p text:style-name="Standard">words = FOREACH data GENERATE FLATTEN(TOKENIZE($0, ' ')) AS word;</text:p>
      <text:p text:style-name="Standard">grouped = GROUP words BY word;</text:p>
      <text:p text:style-name="Standard">counts = FOREACH grouped GENERATE group, COUNT(words);</text:p>
      <text:p text:style-name="Standard">STORE counts INTO 'out';</text:p>
      <text:p text:style-name="Standard"/>
      <text:p text:style-name="Standard">movies = LOAD '/deep/3/movies.item' USING PigStorage('|')</text:p>
      <text:p text:style-name="Standard"><text:tab/>AS (movieID:int, movieTitle:chararray, releaseDate:chararray, videoRelease:chararray, imdblink:chararray);</text:p>
      <text:p text:style-name="Standard">ratings = LOAD '/deep/3/ratings.data' AS (userID:int, movieID:int, rating:int, ratingTime:int);</text:p>
      <text:p text:style-name="Standard"/>
      <text:p text:style-name="Standard">nameLookup = FOREACH movies GENERATE movieID, movieTitle;</text:p>
      <text:p text:style-name="Standard">ratingsByMovie = GROUP ratings BY movieID;</text:p>
      <text:p text:style-name="Standard">avgRatings = FOREACH ratingsByMovie GENERATE group as movieID, AVG(ratings.rating) as avgRating;</text:p>
      <text:p text:style-name="Standard"/>
      <text:p text:style-name="Standard">fiveStarMovies = FILTER avgRatings BY avgRating == 5.0;</text:p>
      <text:p text:style-name="Standard">fiveStarsWithData = JOIN fiveStarMovies BY movieID, nameLookup BY movieID;</text:p>
      <text:p text:style-name="Standard"/>
      <text:p text:style-name="Standard">STORE fiveStarsWithData INTO '/deep/out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23:23:38.073148345</meta:creation-date>
    <dc:date>2024-02-12T23:30:03.389277566</dc:date>
    <meta:editing-duration>PT6M25S</meta:editing-duration>
    <meta:editing-cycles>1</meta:editing-cycles>
    <meta:document-statistic meta:table-count="0" meta:image-count="0" meta:object-count="0" meta:page-count="1" meta:paragraph-count="16" meta:word-count="107" meta:character-count="894" meta:non-whitespace-character-count="802"/>
    <meta:generator>LibreOffice/6.4.7.2$Linux_X86_64 LibreOffice_project/40$Build-2</meta:generator>
  </office:meta>
</office:document-meta>
</file>